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paragraph-rsid="0010d4de"/>
    </style:style>
    <style:style style:name="T1" style:family="text">
      <style:text-properties officeooo:rsid="0010d4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Weekend Take-Home Assignment</text:span></text:h>
      <text:p text:style-name="Text_20_body"><text:span text:style-name="Strong_20_Emphasis">Problem 1:</text:span></text:p>
      <text:p text:style-name="Text_20_body">Write a Python program to find the cube root of any float between -1000 and 1000 using <text:span text:style-name="Strong_20_Emphasis">bisection search</text:span>. Handle negative cubes correctly.</text:p>
      <text:p text:style-name="Text_20_body"><text:span text:style-name="Strong_20_Emphasis">Problem 2:</text:span></text:p>
      <text:p text:style-name="Text_20_body">Find the <text:span text:style-name="Strong_20_Emphasis">square root</text:span> of any number between 0 and 1 using <text:span text:style-name="Strong_20_Emphasis">Newton-Raphson</text:span>.</text:p>
      <text:p text:style-name="Text_20_body"><text:span text:style-name="Strong_20_Emphasis">Problem 3 (From Topic 5 - Approximation):</text:span></text:p>
      <text:p text:style-name="Text_20_body">Modify your square root program to use the <text:span text:style-name="Strong_20_Emphasis">approximation method</text:span> with incremental steps (like <text:span text:style-name="Source_20_Text">0.0001</text:span>) and compare how many steps it takes vs. bisection search for the same value of <text:span text:style-name="Source_20_Text">x = 12345</text:span>.</text:p>
      <text:p text:style-name="P1"><text:span text:style-name="Strong_20_Emphasis">Problem </text:span><text:span text:style-name="Strong_20_Emphasis"><text:span text:style-name="T1">4</text:span></text:span><text:span text:style-name="Strong_20_Emphasis"> (</text:span><text:span text:style-name="Strong_20_Emphasis"><text:span text:style-name="T1">G</text:span></text:span><text:span text:style-name="Strong_20_Emphasis">uessing game):</text:span></text:p>
      <text:p text:style-name="P1">Create a guessing game where the computer randomly chooses a number and you guess it using bisection search. The program should guide you: "Too high", "Too low", or "Correct"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1:27:20.977835511</meta:creation-date>
    <dc:date>2025-06-13T11:29:06.147615501</dc:date>
    <meta:editing-duration>PT1M45S</meta:editing-duration>
    <meta:editing-cycles>1</meta:editing-cycles>
    <meta:document-statistic meta:table-count="0" meta:image-count="0" meta:object-count="0" meta:page-count="1" meta:paragraph-count="9" meta:word-count="116" meta:character-count="689" meta:non-whitespace-character-count="582"/>
    <meta:generator>LibreOffice/24.8.7.2$Linux_X86_64 LibreOffice_project/480$Build-2</meta:generator>
  </office:meta>
</office:document-meta>
</file>